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2800000044F8AD27B8.gif"/>
  <manifest:file-entry manifest:media-type="image/gif" manifest:full-path="Pictures/10000000000000300000002F69176FF4.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3" style:family="table">
      <style:table-properties style:width="16.999cm" fo:break-before="auto" fo:break-after="auto" table:align="margins"/>
    </style:style>
    <style:style style:name="Table3.A" style:family="table-column">
      <style:table-column-properties style:column-width="1.062cm" style:rel-column-width="4093*"/>
    </style:style>
    <style:style style:name="Table3.F" style:family="table-column">
      <style:table-column-properties style:column-width="1.064cm" style:rel-column-width="4100*"/>
    </style:style>
    <style:style style:name="Table3.N" style:family="table-column">
      <style:table-column-properties style:column-width="1.06cm" style:rel-column-width="4087*"/>
    </style:style>
    <style:style style:name="Table3.P" style:family="table-column">
      <style:table-column-properties style:column-width="1.071cm" style:rel-column-width="4125*"/>
    </style:style>
    <style:style style:name="Table3.A1" style:family="table-cell">
      <style:table-cell-properties fo:padding="0.097cm" fo:border="none"/>
    </style:style>
    <style:style style:name="Table3.A2" style:family="table-cell">
      <style:table-cell-properties style:vertical-align="bottom" fo:padding="0.097cm" fo:border="none"/>
    </style:style>
    <style:style style:name="Table3.A3" style:family="table-cell">
      <style:table-cell-properties fo:padding-left="0.101cm" fo:padding-right="0.101cm" fo:padding-top="0.101cm" fo:padding-bottom="0cm" fo:border="none"/>
    </style:style>
    <style:style style:name="Table3.A4" style:family="table-cell">
      <style:table-cell-properties fo:padding-left="0.101cm" fo:padding-right="0.101cm" fo:padding-top="0cm" fo:padding-bottom="0cm" fo:border="none"/>
    </style:style>
    <style:style style:name="Table1" style:family="table" style:master-page-name="">
      <style:table-properties style:width="16.999cm" style:page-number="0"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3.653cm" style:rel-column-width="14086*"/>
    </style:style>
    <style:style style:name="Table1.B" style:family="table-column">
      <style:table-column-properties style:column-width="1.111cm" style:rel-column-width="4287*"/>
    </style:style>
    <style:style style:name="Table1.M" style:family="table-column">
      <style:table-column-properties style:column-width="1.113cm" style:rel-column-width="4292*"/>
    </style:style>
    <style:style style:name="Table1.1" style:family="table-row">
      <style:table-row-properties fo:background-color="transparent" style:keep-together="true" fo:keep-together="auto">
        <style:background-image/>
      </style:table-row-properties>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E1" style:family="table-cell">
      <style:table-cell-properties style:vertical-align="" fo:background-color="#e6e6e6" fo:padding="0.097cm" fo:border-left="0.002cm solid #000000" fo:border-right="none" fo:border-top="0.002cm solid #000000" fo:border-bottom="0.002cm solid #000000" style:writing-mode="page">
        <style:background-image/>
      </style:table-cell-properties>
    </style:style>
    <style:style style:name="Table1.M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background-color="#e6e6e6" fo:padding="0.097cm" fo:border-left="0.002cm solid #000000" fo:border-right="none" fo:border-top="none" fo:border-bottom="0.002cm solid #000000">
        <style:background-image/>
      </style:table-cell-properties>
    </style:style>
    <style:style style:name="Table1.E2" style:family="table-cell">
      <style:table-cell-properties style:vertical-align="" fo:background-color="#e6e6e6" fo:padding="0.097cm" fo:border-left="0.002cm solid #000000" fo:border-right="none" fo:border-top="none" fo:border-bottom="0.002cm solid #000000" style:writing-mode="page">
        <style:background-image/>
      </style:table-cell-properties>
    </style:style>
    <style:style style:name="Table1.M2" style:family="table-cell">
      <style:table-cell-properties fo:padding="0.097cm" fo:border-left="0.002cm solid #000000" fo:border-right="0.002cm solid #000000" fo:border-top="none" fo:border-bottom="0.002cm solid #000000"/>
    </style:style>
    <style:style style:name="Table4" style:family="table">
      <style:table-properties style:width="16.999cm" fo:break-before="auto" fo:break-after="auto" table:align="margins"/>
    </style:style>
    <style:style style:name="Table4.A" style:family="table-column">
      <style:table-column-properties style:column-width="1.062cm" style:rel-column-width="4093*"/>
    </style:style>
    <style:style style:name="Table4.F" style:family="table-column">
      <style:table-column-properties style:column-width="1.064cm" style:rel-column-width="4100*"/>
    </style:style>
    <style:style style:name="Table4.P" style:family="table-column">
      <style:table-column-properties style:column-width="1.071cm" style:rel-column-width="4126*"/>
    </style:style>
    <style:style style:name="Table4.A1" style:family="table-cell">
      <style:table-cell-properties fo:padding="0.097cm" fo:border="none"/>
    </style:style>
    <style:style style:name="Table4.A2" style:family="table-cell">
      <style:table-cell-properties style:vertical-align="bottom" fo:padding="0.097cm" fo:border="none"/>
    </style:style>
    <style:style style:name="Table4.A3" style:family="table-cell">
      <style:table-cell-properties fo:padding-left="0.101cm" fo:padding-right="0.101cm" fo:padding-top="0.101cm" fo:padding-bottom="0cm" fo:border="none"/>
    </style:style>
    <style:style style:name="Table4.A4" style:family="table-cell">
      <style:table-cell-properties fo:padding-left="0.101cm" fo:padding-right="0.101cm" fo:padding-top="0cm" fo:padding-bottom="0cm" fo:border="none"/>
    </style:style>
    <style:style style:name="Table2" style:family="table">
      <style:table-properties style:width="16.999cm" fo:break-before="auto" fo:break-after="auto" table:align="margins"/>
    </style:style>
    <style:style style:name="Table2.A" style:family="table-column">
      <style:table-column-properties style:column-width="1.062cm" style:rel-column-width="4094*"/>
    </style:style>
    <style:style style:name="Table2.L" style:family="table-column">
      <style:table-column-properties style:column-width="1.062cm" style:rel-column-width="4096*"/>
    </style:style>
    <style:style style:name="Table2.M" style:family="table-column">
      <style:table-column-properties style:column-width="1.062cm" style:rel-column-width="4093*"/>
    </style:style>
    <style:style style:name="Table2.P" style:family="table-column">
      <style:table-column-properties style:column-width="1.071cm" style:rel-column-width="4126*"/>
    </style:style>
    <style:style style:name="Table2.A1" style:family="table-cell">
      <style:table-cell-properties fo:padding="0.097cm" fo:border="none"/>
    </style:style>
    <style:style style:name="Table2.A2" style:family="table-cell">
      <style:table-cell-properties style:vertical-align="bottom" fo:padding="0.097cm" fo:border="none"/>
    </style:style>
    <style:style style:name="Table2.A3" style:family="table-cell">
      <style:table-cell-properties fo:padding-left="0.101cm" fo:padding-right="0.101cm" fo:padding-top="0.101cm" fo:padding-bottom="0cm" fo:border="none"/>
    </style:style>
    <style:style style:name="Table2.A4" style:family="table-cell">
      <style:table-cell-properties fo:padding-left="0.101cm" fo:padding-right="0.101cm" fo:padding-top="0cm" fo:padding-bottom="0cm" fo:border="none"/>
    </style:style>
    <style:style style:name="P1" style:family="paragraph" style:parent-style-name="Table_20_Contents">
      <style:paragraph-properties fo:text-align="center" style:justify-single-word="false"/>
      <style:text-properties fo:language="zxx" fo:country="none" fo:font-weight="bold" style:language-asian="zxx" style:country-asian="none" style:font-weight-asian="bold" style:language-complex="zxx" style:country-complex="none" style:font-weight-complex="bold"/>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paragraph-properties fo:text-align="center" style:justify-single-word="false"/>
      <style:text-properties style:font-name="Arial" fo:font-size="11pt" style:text-underline-style="solid" style:text-underline-width="auto" style:text-underline-color="font-color" fo:font-weight="bold" style:font-size-asian="11pt" style:font-weight-asian="bold" style:font-size-complex="11pt" style:font-weight-complex="bold"/>
    </style:style>
    <style:style style:name="P4" style:family="paragraph" style:parent-style-name="Table_20_Contents">
      <style:paragraph-properties fo:text-align="center" style:justify-single-word="false"/>
      <style:text-properties style:font-name="Arial" fo:font-size="11pt" fo:font-weight="bold" style:font-size-asian="11pt" style:font-weight-asian="bold" style:font-size-complex="11pt" style:font-weight-complex="bold"/>
    </style:style>
    <style:style style:name="P5" style:family="paragraph" style:parent-style-name="Table_20_Contents">
      <style:paragraph-properties fo:text-align="center" style:justify-single-word="false"/>
      <style:text-properties style:font-name="Arial" fo:font-size="10pt" fo:font-weight="normal" style:font-size-asian="10pt" style:font-weight-asian="normal" style:font-size-complex="10pt" style:font-weight-complex="normal" style:text-rotation-angle="90" style:text-rotation-scale="line-height"/>
    </style:style>
    <style:style style:name="P6"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text-rotation-angle="90" style:text-rotation-scale="line-height"/>
    </style:style>
    <style:style style:name="P7" style:family="paragraph" style:parent-style-name="Table_20_Contents">
      <style:paragraph-properties fo:text-align="center" style:justify-single-word="false"/>
      <style:text-properties style:font-name="Verdana" fo:font-size="8pt"/>
    </style:style>
    <style:style style:name="P8" style:family="paragraph" style:parent-style-name="Text_20_body" style:list-style-name="L1"/>
    <style:style style:name="P9" style:family="paragraph" style:parent-style-name="Table_20_Contents">
      <style:paragraph-properties fo:text-align="center" style:justify-single-word="false"/>
      <style:text-properties style:font-name="Arial" fo:font-size="10pt" fo:font-weight="normal" style:font-size-asian="10pt" style:font-weight-asian="normal" style:font-size-complex="10pt" style:font-weight-complex="normal" style:text-rotation-angle="90" style:text-rotation-scale="line-height"/>
    </style:style>
    <style:style style:name="P10" style:family="paragraph" style:parent-style-name="Heading_20_1">
      <style:paragraph-properties fo:break-before="page"/>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MPROVEMENT: MIDI STOP AND CONTINUE </text:h>
      <text:p text:style-name="Standard">Arpie now detects MIDI STOP and CONTINUE events coming from the external MIDI synch port and will stop playback after a STOP even if the MIDI beat clock continues.</text:p>
      <text:p text:style-name="Standard"/>
      <text:h text:style-name="Heading_20_1" text:outline-level="1">V1.5 NEW FEATURE: FORCE TO SCALE</text:h>
      <text:p text:style-name="Standard">Force to scale is accessible by pressing and holding the <text:span text:style-name="T1">SPAN </text:span>button</text:p>
      <text:p text:style-name="Standard"/>
      <table:table table:name="Table3" table:style-name="Table3">
        <table:table-column table:style-name="Table3.A" table:number-columns-repeated="5"/>
        <table:table-column table:style-name="Table3.F"/>
        <table:table-column table:style-name="Table3.A" table:number-columns-repeated="4"/>
        <table:table-column table:style-name="Table3.F"/>
        <table:table-column table:style-name="Table3.A"/>
        <table:table-column table:style-name="Table3.F"/>
        <table:table-column table:style-name="Table3.N"/>
        <table:table-column table:style-name="Table3.A"/>
        <table:table-column table:style-name="Table3.P"/>
        <table:table-row>
          <table:table-cell table:style-name="Table3.A1" table:number-columns-spanned="8" office:value-type="string">
            <text:p text:style-name="P3">SCALE TYPE</text:p>
          </table:table-cell>
          <table:covered-table-cell/>
          <table:covered-table-cell/>
          <table:covered-table-cell/>
          <table:covered-table-cell/>
          <table:covered-table-cell/>
          <table:covered-table-cell/>
          <table:covered-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3"/>
          </table:table-cell>
          <table:table-cell table:style-name="Table3.A1" table:number-columns-spanned="5" office:value-type="string">
            <text:p text:style-name="P3">OFF-SCALE NOTE ADJUST</text:p>
          </table:table-cell>
          <table:covered-table-cell/>
          <table:covered-table-cell/>
          <table:covered-table-cell/>
          <table:covered-table-cell/>
        </table:table-row>
        <table:table-row>
          <table:table-cell table:style-name="Table3.A2" office:value-type="string">
            <text:p text:style-name="P6">Chromatic</text:p>
          </table:table-cell>
          <table:table-cell table:style-name="Table3.A2" office:value-type="string">
            <text:p text:style-name="P5">Ionian</text:p>
          </table:table-cell>
          <table:table-cell table:style-name="Table3.A2" office:value-type="string">
            <text:p text:style-name="P5">Dorian</text:p>
          </table:table-cell>
          <table:table-cell table:style-name="Table3.A2" office:value-type="string">
            <text:p text:style-name="P5">Phrygian</text:p>
          </table:table-cell>
          <table:table-cell table:style-name="Table3.A2" office:value-type="string">
            <text:p text:style-name="P5">Lydian</text:p>
          </table:table-cell>
          <table:table-cell table:style-name="Table3.A2" office:value-type="string">
            <text:p text:style-name="P5">Mixolydian</text:p>
          </table:table-cell>
          <table:table-cell table:style-name="Table3.A2" office:value-type="string">
            <text:p text:style-name="P5">Aeolian</text:p>
          </table:table-cell>
          <table:table-cell table:style-name="Table3.A2" office:value-type="string">
            <text:p text:style-name="P5">Locrian</text:p>
          </table:table-cell>
          <table:table-cell table:style-name="Table3.A2" office:value-type="string">
            <text:p text:style-name="P5"/>
          </table:table-cell>
          <table:table-cell table:style-name="Table3.A2" office:value-type="string">
            <text:p text:style-name="P5"/>
          </table:table-cell>
          <table:table-cell table:style-name="Table3.A2" office:value-type="string">
            <text:p text:style-name="P5"/>
          </table:table-cell>
          <table:table-cell table:style-name="Table3.A2" office:value-type="string">
            <text:p text:style-name="P5">Ignore (No Rest)</text:p>
          </table:table-cell>
          <table:table-cell table:style-name="Table3.A2" office:value-type="string">
            <text:p text:style-name="P5">Mute (Rest)</text:p>
          </table:table-cell>
          <table:table-cell table:style-name="Table3.A2" office:value-type="string">
            <text:p text:style-name="P5">Flatten</text:p>
          </table:table-cell>
          <table:table-cell table:style-name="Table3.A2" office:value-type="string">
            <text:p text:style-name="P6">Sharpen</text:p>
          </table:table-cell>
          <table:table-cell table:style-name="Table3.A2" office:value-type="string">
            <text:p text:style-name="P5">Alternate</text:p>
          </table:table-cell>
        </table:table-row>
        <table:table-row>
          <table:table-cell table:style-name="Table3.A3" office:value-type="string">
            <text:p text:style-name="P7"><draw:frame draw:style-name="fr1" draw:name="graphics1" text:anchor-type="paragraph" svg:x="0cm" svg:y="0cm" svg:width="0.605cm" svg:height="0.591cm" draw:z-index="0"><draw:image xlink:href="Pictures/10000000000000300000002F69176FF4.gif" xlink:type="simple" xlink:show="embed" xlink:actuate="onLoad"/></draw:frame></text:p>
          </table:table-cell>
          <table:table-cell table:style-name="Table3.A3" office:value-type="string">
            <text:p text:style-name="P7"><draw:frame draw:style-name="fr1" draw:name="graphics2" text:anchor-type="paragraph" svg:x="0cm" svg:y="0cm" svg:width="0.605cm" svg:height="0.591cm" draw:z-index="1"><draw:image xlink:href="Pictures/10000000000000300000002F69176FF4.gif" xlink:type="simple" xlink:show="embed" xlink:actuate="onLoad"/></draw:frame></text:p>
          </table:table-cell>
          <table:table-cell table:style-name="Table3.A3" office:value-type="string">
            <text:p text:style-name="P7"><draw:frame draw:style-name="fr1" draw:name="graphics3" text:anchor-type="paragraph" svg:x="0cm" svg:y="0cm" svg:width="0.605cm" svg:height="0.591cm" draw:z-index="2"><draw:image xlink:href="Pictures/10000000000000300000002F69176FF4.gif" xlink:type="simple" xlink:show="embed" xlink:actuate="onLoad"/></draw:frame></text:p>
          </table:table-cell>
          <table:table-cell table:style-name="Table3.A3" office:value-type="string">
            <text:p text:style-name="P7"><draw:frame draw:style-name="fr1" draw:name="graphics4" text:anchor-type="paragraph" svg:x="0cm" svg:y="0cm" svg:width="0.605cm" svg:height="0.591cm" draw:z-index="3"><draw:image xlink:href="Pictures/10000000000000300000002F69176FF4.gif" xlink:type="simple" xlink:show="embed" xlink:actuate="onLoad"/></draw:frame></text:p>
          </table:table-cell>
          <table:table-cell table:style-name="Table3.A3" office:value-type="string">
            <text:p text:style-name="P7"><draw:frame draw:style-name="fr1" draw:name="graphics5" text:anchor-type="paragraph" svg:x="0cm" svg:y="0cm" svg:width="0.605cm" svg:height="0.591cm" draw:z-index="4"><draw:image xlink:href="Pictures/10000000000000300000002F69176FF4.gif" xlink:type="simple" xlink:show="embed" xlink:actuate="onLoad"/></draw:frame></text:p>
          </table:table-cell>
          <table:table-cell table:style-name="Table3.A3" office:value-type="string">
            <text:p text:style-name="P7"><draw:frame draw:style-name="fr1" draw:name="graphics25" text:anchor-type="paragraph" svg:x="0cm" svg:y="0cm" svg:width="0.605cm" svg:height="0.591cm" draw:z-index="24"><draw:image xlink:href="Pictures/10000000000000300000002F69176FF4.gif" xlink:type="simple" xlink:show="embed" xlink:actuate="onLoad"/></draw:frame></text:p>
          </table:table-cell>
          <table:table-cell table:style-name="Table3.A3" office:value-type="string">
            <text:p text:style-name="P7"><draw:frame draw:style-name="fr1" draw:name="graphics26" text:anchor-type="paragraph" svg:x="0cm" svg:y="0cm" svg:width="0.605cm" svg:height="0.591cm" draw:z-index="25"><draw:image xlink:href="Pictures/10000000000000300000002F69176FF4.gif" xlink:type="simple" xlink:show="embed" xlink:actuate="onLoad"/></draw:frame></text:p>
          </table:table-cell>
          <table:table-cell table:style-name="Table3.A3" office:value-type="string">
            <text:p text:style-name="P7"><draw:frame draw:style-name="fr1" draw:name="graphics27" text:anchor-type="paragraph" svg:x="0cm" svg:y="0cm" svg:width="0.605cm" svg:height="0.591cm" draw:z-index="26"><draw:image xlink:href="Pictures/10000000000000300000002F69176FF4.gif" xlink:type="simple" xlink:show="embed" xlink:actuate="onLoad"/></draw:frame></text:p>
          </table:table-cell>
          <table:table-cell table:style-name="Table3.A3" office:value-type="string">
            <text:p text:style-name="P7"/>
          </table:table-cell>
          <table:table-cell table:style-name="Table3.A3" office:value-type="string">
            <text:p text:style-name="P7"/>
          </table:table-cell>
          <table:table-cell table:style-name="Table3.A3" office:value-type="string">
            <text:p text:style-name="P7"/>
          </table:table-cell>
          <table:table-cell table:style-name="Table3.A3" office:value-type="string">
            <text:p text:style-name="P7"><draw:frame draw:style-name="fr1" draw:name="graphics29" text:anchor-type="paragraph" svg:x="0cm" svg:y="0cm" svg:width="0.605cm" svg:height="0.591cm" draw:z-index="28"><draw:image xlink:href="Pictures/10000000000000300000002F69176FF4.gif" xlink:type="simple" xlink:show="embed" xlink:actuate="onLoad"/></draw:frame></text:p>
          </table:table-cell>
          <table:table-cell table:style-name="Table3.A3" office:value-type="string">
            <text:p text:style-name="P7"><draw:frame draw:style-name="fr1" draw:name="graphics28" text:anchor-type="paragraph" svg:x="0cm" svg:y="0cm" svg:width="0.605cm" svg:height="0.591cm" draw:z-index="27"><draw:image xlink:href="Pictures/10000000000000300000002F69176FF4.gif" xlink:type="simple" xlink:show="embed" xlink:actuate="onLoad"/></draw:frame></text:p>
          </table:table-cell>
          <table:table-cell table:style-name="Table3.A3" office:value-type="string">
            <text:p text:style-name="P7"><draw:frame draw:style-name="fr1" draw:name="graphics6" text:anchor-type="paragraph" svg:x="0cm" svg:y="0cm" svg:width="0.605cm" svg:height="0.591cm" draw:z-index="5"><draw:image xlink:href="Pictures/10000000000000300000002F69176FF4.gif" xlink:type="simple" xlink:show="embed" xlink:actuate="onLoad"/></draw:frame></text:p>
          </table:table-cell>
          <table:table-cell table:style-name="Table3.A3" office:value-type="string">
            <text:p text:style-name="P7"><draw:frame draw:style-name="fr1" draw:name="graphics7" text:anchor-type="paragraph" svg:x="0cm" svg:y="0cm" svg:width="0.605cm" svg:height="0.591cm" draw:z-index="6"><draw:image xlink:href="Pictures/10000000000000300000002F69176FF4.gif" xlink:type="simple" xlink:show="embed" xlink:actuate="onLoad"/></draw:frame></text:p>
          </table:table-cell>
          <table:table-cell table:style-name="Table3.A3" office:value-type="string">
            <text:p text:style-name="P7"><draw:frame draw:style-name="fr1" draw:name="graphics8" text:anchor-type="paragraph" svg:x="0cm" svg:y="0cm" svg:width="0.605cm" svg:height="0.591cm" draw:z-index="7"><draw:image xlink:href="Pictures/10000000000000300000002F69176FF4.gif" xlink:type="simple" xlink:show="embed" xlink:actuate="onLoad"/></draw:frame></text:p>
          </table:table-cell>
        </table:table-row>
        <table:table-row>
          <table:table-cell table:style-name="Table3.A4" office:value-type="string">
            <text:p text:style-name="P7"><draw:frame draw:style-name="fr2" draw:name="graphics9" text:anchor-type="paragraph" svg:width="0.605cm" svg:height="1.028cm" draw:z-index="8"><draw:image xlink:href="Pictures/100000000000002800000044F8AD27B8.gif" xlink:type="simple" xlink:show="embed" xlink:actuate="onLoad"/></draw:frame></text:p>
          </table:table-cell>
          <table:table-cell table:style-name="Table3.A4" office:value-type="string">
            <text:p text:style-name="P7"><draw:frame draw:style-name="fr2" draw:name="graphics10" text:anchor-type="paragraph" svg:width="0.605cm" svg:height="1.028cm" draw:z-index="9"><draw:image xlink:href="Pictures/100000000000002800000044F8AD27B8.gif" xlink:type="simple" xlink:show="embed" xlink:actuate="onLoad"/></draw:frame></text:p>
          </table:table-cell>
          <table:table-cell table:style-name="Table3.A4" office:value-type="string">
            <text:p text:style-name="P7"><draw:frame draw:style-name="fr2" draw:name="graphics11" text:anchor-type="paragraph" svg:width="0.605cm" svg:height="1.028cm" draw:z-index="10"><draw:image xlink:href="Pictures/100000000000002800000044F8AD27B8.gif" xlink:type="simple" xlink:show="embed" xlink:actuate="onLoad"/></draw:frame></text:p>
          </table:table-cell>
          <table:table-cell table:style-name="Table3.A4" office:value-type="string">
            <text:p text:style-name="P7"><draw:frame draw:style-name="fr2" draw:name="graphics12" text:anchor-type="paragraph" svg:width="0.605cm" svg:height="1.028cm" draw:z-index="11"><draw:image xlink:href="Pictures/100000000000002800000044F8AD27B8.gif" xlink:type="simple" xlink:show="embed" xlink:actuate="onLoad"/></draw:frame></text:p>
          </table:table-cell>
          <table:table-cell table:style-name="Table3.A4" office:value-type="string">
            <text:p text:style-name="P7"><draw:frame draw:style-name="fr2" draw:name="graphics13" text:anchor-type="paragraph" svg:width="0.605cm" svg:height="1.028cm" draw:z-index="12"><draw:image xlink:href="Pictures/100000000000002800000044F8AD27B8.gif" xlink:type="simple" xlink:show="embed" xlink:actuate="onLoad"/></draw:frame></text:p>
          </table:table-cell>
          <table:table-cell table:style-name="Table3.A4" office:value-type="string">
            <text:p text:style-name="P7"><draw:frame draw:style-name="fr2" draw:name="graphics14" text:anchor-type="paragraph" svg:width="0.605cm" svg:height="1.028cm" draw:z-index="13"><draw:image xlink:href="Pictures/100000000000002800000044F8AD27B8.gif" xlink:type="simple" xlink:show="embed" xlink:actuate="onLoad"/></draw:frame></text:p>
          </table:table-cell>
          <table:table-cell table:style-name="Table3.A4" office:value-type="string">
            <text:p text:style-name="P7"><draw:frame draw:style-name="fr2" draw:name="graphics15" text:anchor-type="paragraph" svg:width="0.605cm" svg:height="1.028cm" draw:z-index="14"><draw:image xlink:href="Pictures/100000000000002800000044F8AD27B8.gif" xlink:type="simple" xlink:show="embed" xlink:actuate="onLoad"/></draw:frame></text:p>
          </table:table-cell>
          <table:table-cell table:style-name="Table3.A4" office:value-type="string">
            <text:p text:style-name="P7"><draw:frame draw:style-name="fr2" draw:name="graphics16" text:anchor-type="paragraph" svg:width="0.605cm" svg:height="1.028cm" draw:z-index="15"><draw:image xlink:href="Pictures/100000000000002800000044F8AD27B8.gif" xlink:type="simple" xlink:show="embed" xlink:actuate="onLoad"/></draw:frame></text:p>
          </table:table-cell>
          <table:table-cell table:style-name="Table3.A4" office:value-type="string">
            <text:p text:style-name="P7"><draw:frame draw:style-name="fr2" draw:name="graphics17" text:anchor-type="paragraph" svg:width="0.605cm" svg:height="1.028cm" draw:z-index="16"><draw:image xlink:href="Pictures/100000000000002800000044F8AD27B8.gif" xlink:type="simple" xlink:show="embed" xlink:actuate="onLoad"/></draw:frame></text:p>
          </table:table-cell>
          <table:table-cell table:style-name="Table3.A4" office:value-type="string">
            <text:p text:style-name="P7"><draw:frame draw:style-name="fr2" draw:name="graphics18" text:anchor-type="paragraph" svg:width="0.605cm" svg:height="1.028cm" draw:z-index="17"><draw:image xlink:href="Pictures/100000000000002800000044F8AD27B8.gif" xlink:type="simple" xlink:show="embed" xlink:actuate="onLoad"/></draw:frame></text:p>
          </table:table-cell>
          <table:table-cell table:style-name="Table3.A4" office:value-type="string">
            <text:p text:style-name="P7"><draw:frame draw:style-name="fr2" draw:name="graphics19" text:anchor-type="paragraph" svg:width="0.605cm" svg:height="1.028cm" draw:z-index="18"><draw:image xlink:href="Pictures/100000000000002800000044F8AD27B8.gif" xlink:type="simple" xlink:show="embed" xlink:actuate="onLoad"/></draw:frame></text:p>
          </table:table-cell>
          <table:table-cell table:style-name="Table3.A4" office:value-type="string">
            <text:p text:style-name="P7"><draw:frame draw:style-name="fr2" draw:name="graphics20" text:anchor-type="paragraph" svg:width="0.605cm" svg:height="1.028cm" draw:z-index="19"><draw:image xlink:href="Pictures/100000000000002800000044F8AD27B8.gif" xlink:type="simple" xlink:show="embed" xlink:actuate="onLoad"/></draw:frame></text:p>
          </table:table-cell>
          <table:table-cell table:style-name="Table3.A4" office:value-type="string">
            <text:p text:style-name="P7"><draw:frame draw:style-name="fr2" draw:name="graphics21" text:anchor-type="paragraph" svg:width="0.605cm" svg:height="1.028cm" draw:z-index="20"><draw:image xlink:href="Pictures/100000000000002800000044F8AD27B8.gif" xlink:type="simple" xlink:show="embed" xlink:actuate="onLoad"/></draw:frame></text:p>
          </table:table-cell>
          <table:table-cell table:style-name="Table3.A4" office:value-type="string">
            <text:p text:style-name="P7"><draw:frame draw:style-name="fr2" draw:name="graphics22" text:anchor-type="paragraph" svg:width="0.605cm" svg:height="1.028cm" draw:z-index="21"><draw:image xlink:href="Pictures/100000000000002800000044F8AD27B8.gif" xlink:type="simple" xlink:show="embed" xlink:actuate="onLoad"/></draw:frame></text:p>
          </table:table-cell>
          <table:table-cell table:style-name="Table3.A4" office:value-type="string">
            <text:p text:style-name="P7"><draw:frame draw:style-name="fr2" draw:name="graphics23" text:anchor-type="paragraph" svg:width="0.605cm" svg:height="1.028cm" draw:z-index="22"><draw:image xlink:href="Pictures/100000000000002800000044F8AD27B8.gif" xlink:type="simple" xlink:show="embed" xlink:actuate="onLoad"/></draw:frame></text:p>
          </table:table-cell>
          <table:table-cell table:style-name="Table3.A4" office:value-type="string">
            <text:p text:style-name="P7"><draw:frame draw:style-name="fr2" draw:name="graphics24" text:anchor-type="paragraph" svg:width="0.605cm" svg:height="1.028cm" draw:z-index="23"><draw:image xlink:href="Pictures/100000000000002800000044F8AD27B8.gif" xlink:type="simple" xlink:show="embed" xlink:actuate="onLoad"/></draw:frame></text:p>
          </table:table-cell>
        </table:table-row>
      </table:table>
      <text:p text:style-name="Standard"/>
      <text:p text:style-name="Standard">Notes output by the arpeggiator are adjusted (if neccessary) to fall on the scale defined by the key root note (see below) and the scale type. Out of scale notes can be skipped (with or without a rest) or sharpened/flattened by 1 semitone to bring them on to the scale. The Alternate mode sharpens and flattens alternate off-scale notes in the arpeggio sequence. Each time the arpeggio is rebuilt the adjustment applied to each note is also toggled. You can force a rebuild by pressing Alternate while the arpeggio is playing. The adjustment is also alternated with each octave in the arpeggio sequence <text:s/>(so in a sequence spanning 2 octaves notes which are sharpened on the first octave are flattened in the second and vice-versa)</text:p>
      <text:p text:style-name="Standard"/>
      <table:table table:name="Table1" table:style-name="Table1">
        <table:table-column table:style-name="Table1.A"/>
        <table:table-column table:style-name="Table1.B" table:number-columns-repeated="11"/>
        <table:table-column table:style-name="Table1.M"/>
        <table:table-row table:style-name="Table1.1">
          <table:table-cell table:style-name="Table1.A1" office:value-type="string">
            <text:p text:style-name="Table_20_Contents">Chromatic</text:p>
          </table:table-cell>
          <table:table-cell table:style-name="Table1.A1" office:value-type="string">
            <text:p text:style-name="P2">C</text:p>
          </table:table-cell>
          <table:table-cell table:style-name="Table1.C1" office:value-type="string">
            <text:p text:style-name="P2">C#</text:p>
          </table:table-cell>
          <table:table-cell table:style-name="Table1.A1" office:value-type="string">
            <text:p text:style-name="P2">D</text:p>
          </table:table-cell>
          <table:table-cell table:style-name="Table1.E1" office:value-type="string">
            <text:p text:style-name="P1">D#</text:p>
          </table:table-cell>
          <table:table-cell table:style-name="Table1.A1" office:value-type="string">
            <text:p text:style-name="P2">E</text:p>
          </table:table-cell>
          <table:table-cell table:style-name="Table1.A1" office:value-type="string">
            <text:p text:style-name="P2">F</text:p>
          </table:table-cell>
          <table:table-cell table:style-name="Table1.E1" office:value-type="string">
            <text:p text:style-name="P1">F#</text:p>
          </table:table-cell>
          <table:table-cell table:style-name="Table1.A1" office:value-type="string">
            <text:p text:style-name="P2">G</text:p>
          </table:table-cell>
          <table:table-cell table:style-name="Table1.E1" office:value-type="string">
            <text:p text:style-name="P1">G#</text:p>
          </table:table-cell>
          <table:table-cell table:style-name="Table1.A1" office:value-type="string">
            <text:p text:style-name="P2">A</text:p>
          </table:table-cell>
          <table:table-cell table:style-name="Table1.E1" office:value-type="string">
            <text:p text:style-name="P1">A#</text:p>
          </table:table-cell>
          <table:table-cell table:style-name="Table1.M1" office:value-type="string">
            <text:p text:style-name="P2">B</text:p>
          </table:table-cell>
        </table:table-row>
        <table:table-row table:style-name="Table1.1">
          <table:table-cell table:style-name="Table1.A2" office:value-type="string">
            <text:p text:style-name="Table_20_Contents">Ionian</text:p>
          </table:table-cell>
          <table:table-cell table:style-name="Table1.A2" office:value-type="string">
            <text:p text:style-name="P2">C</text:p>
          </table:table-cell>
          <table:table-cell table:style-name="Table1.C2" office:value-type="string">
            <text:p text:style-name="P2"/>
          </table:table-cell>
          <table:table-cell table:style-name="Table1.A2" office:value-type="string">
            <text:p text:style-name="P2">D</text:p>
          </table:table-cell>
          <table:table-cell table:style-name="Table1.E2" office:value-type="string">
            <text:p text:style-name="P1"/>
          </table:table-cell>
          <table:table-cell table:style-name="Table1.A2" office:value-type="string">
            <text:p text:style-name="P2">E</text:p>
          </table:table-cell>
          <table:table-cell table:style-name="Table1.A2" office:value-type="string">
            <text:p text:style-name="P2">F</text:p>
          </table:table-cell>
          <table:table-cell table:style-name="Table1.E2" office:value-type="string">
            <text:p text:style-name="P1"/>
          </table:table-cell>
          <table:table-cell table:style-name="Table1.A2" office:value-type="string">
            <text:p text:style-name="P2">G</text:p>
          </table:table-cell>
          <table:table-cell table:style-name="Table1.E2" office:value-type="string">
            <text:p text:style-name="P1"/>
          </table:table-cell>
          <table:table-cell table:style-name="Table1.A2" office:value-type="string">
            <text:p text:style-name="P2">A</text:p>
          </table:table-cell>
          <table:table-cell table:style-name="Table1.E2" office:value-type="string">
            <text:p text:style-name="P1"/>
          </table:table-cell>
          <table:table-cell table:style-name="Table1.M2" office:value-type="string">
            <text:p text:style-name="P2">B</text:p>
          </table:table-cell>
        </table:table-row>
        <table:table-row table:style-name="Table1.1">
          <table:table-cell table:style-name="Table1.A2" office:value-type="string">
            <text:p text:style-name="Table_20_Contents">Dorian</text:p>
          </table:table-cell>
          <table:table-cell table:style-name="Table1.A2" office:value-type="string">
            <text:p text:style-name="P2">C</text:p>
          </table:table-cell>
          <table:table-cell table:style-name="Table1.C2" office:value-type="string">
            <text:p text:style-name="P2"/>
          </table:table-cell>
          <table:table-cell table:style-name="Table1.A2" office:value-type="string">
            <text:p text:style-name="P2">D</text:p>
          </table:table-cell>
          <table:table-cell table:style-name="Table1.E2" office:value-type="string">
            <text:p text:style-name="P1">D#</text:p>
          </table:table-cell>
          <table:table-cell table:style-name="Table1.A2" office:value-type="string">
            <text:p text:style-name="P2"/>
          </table:table-cell>
          <table:table-cell table:style-name="Table1.A2" office:value-type="string">
            <text:p text:style-name="P2">F</text:p>
          </table:table-cell>
          <table:table-cell table:style-name="Table1.E2" office:value-type="string">
            <text:p text:style-name="P1"/>
          </table:table-cell>
          <table:table-cell table:style-name="Table1.A2" office:value-type="string">
            <text:p text:style-name="P2">G</text:p>
          </table:table-cell>
          <table:table-cell table:style-name="Table1.E2" office:value-type="string">
            <text:p text:style-name="P1"/>
          </table:table-cell>
          <table:table-cell table:style-name="Table1.A2" office:value-type="string">
            <text:p text:style-name="P2">A</text:p>
          </table:table-cell>
          <table:table-cell table:style-name="Table1.E2" office:value-type="string">
            <text:p text:style-name="P1">A#</text:p>
          </table:table-cell>
          <table:table-cell table:style-name="Table1.M2" office:value-type="string">
            <text:p text:style-name="P2"/>
          </table:table-cell>
        </table:table-row>
        <table:table-row table:style-name="Table1.1">
          <table:table-cell table:style-name="Table1.A2" office:value-type="string">
            <text:p text:style-name="Table_20_Contents">Phrygian</text:p>
          </table:table-cell>
          <table:table-cell table:style-name="Table1.A2" office:value-type="string">
            <text:p text:style-name="P2">C</text:p>
          </table:table-cell>
          <table:table-cell table:style-name="Table1.C2" office:value-type="string">
            <text:p text:style-name="P2">C#</text:p>
          </table:table-cell>
          <table:table-cell table:style-name="Table1.A2" office:value-type="string">
            <text:p text:style-name="P2"/>
          </table:table-cell>
          <table:table-cell table:style-name="Table1.E2" office:value-type="string">
            <text:p text:style-name="P1">D#</text:p>
          </table:table-cell>
          <table:table-cell table:style-name="Table1.A2" office:value-type="string">
            <text:p text:style-name="P2"/>
          </table:table-cell>
          <table:table-cell table:style-name="Table1.A2" office:value-type="string">
            <text:p text:style-name="P2">F</text:p>
          </table:table-cell>
          <table:table-cell table:style-name="Table1.E2" office:value-type="string">
            <text:p text:style-name="P1"/>
          </table:table-cell>
          <table:table-cell table:style-name="Table1.A2" office:value-type="string">
            <text:p text:style-name="P2">G</text:p>
          </table:table-cell>
          <table:table-cell table:style-name="Table1.E2" office:value-type="string">
            <text:p text:style-name="P1">G#</text:p>
          </table:table-cell>
          <table:table-cell table:style-name="Table1.A2" office:value-type="string">
            <text:p text:style-name="P2"/>
          </table:table-cell>
          <table:table-cell table:style-name="Table1.E2" office:value-type="string">
            <text:p text:style-name="P1">A#</text:p>
          </table:table-cell>
          <table:table-cell table:style-name="Table1.M2" office:value-type="string">
            <text:p text:style-name="P2"/>
          </table:table-cell>
        </table:table-row>
        <table:table-row table:style-name="Table1.1">
          <table:table-cell table:style-name="Table1.A2" office:value-type="string">
            <text:p text:style-name="Table_20_Contents">Lydian</text:p>
          </table:table-cell>
          <table:table-cell table:style-name="Table1.A2" office:value-type="string">
            <text:p text:style-name="P2">C</text:p>
          </table:table-cell>
          <table:table-cell table:style-name="Table1.C2" office:value-type="string">
            <text:p text:style-name="P2"/>
          </table:table-cell>
          <table:table-cell table:style-name="Table1.A2" office:value-type="string">
            <text:p text:style-name="P2">D</text:p>
          </table:table-cell>
          <table:table-cell table:style-name="Table1.E2" office:value-type="string">
            <text:p text:style-name="P1"/>
          </table:table-cell>
          <table:table-cell table:style-name="Table1.A2" office:value-type="string">
            <text:p text:style-name="P2">E</text:p>
          </table:table-cell>
          <table:table-cell table:style-name="Table1.A2" office:value-type="string">
            <text:p text:style-name="P2"/>
          </table:table-cell>
          <table:table-cell table:style-name="Table1.E2" office:value-type="string">
            <text:p text:style-name="P1">F#</text:p>
          </table:table-cell>
          <table:table-cell table:style-name="Table1.A2" office:value-type="string">
            <text:p text:style-name="P2">G</text:p>
          </table:table-cell>
          <table:table-cell table:style-name="Table1.E2" office:value-type="string">
            <text:p text:style-name="P1"/>
          </table:table-cell>
          <table:table-cell table:style-name="Table1.A2" office:value-type="string">
            <text:p text:style-name="P2">A</text:p>
          </table:table-cell>
          <table:table-cell table:style-name="Table1.E2" office:value-type="string">
            <text:p text:style-name="P1"/>
          </table:table-cell>
          <table:table-cell table:style-name="Table1.M2" office:value-type="string">
            <text:p text:style-name="P2">B</text:p>
          </table:table-cell>
        </table:table-row>
        <table:table-row table:style-name="Table1.1">
          <table:table-cell table:style-name="Table1.A2" office:value-type="string">
            <text:p text:style-name="Table_20_Contents">Mixolydian</text:p>
          </table:table-cell>
          <table:table-cell table:style-name="Table1.A2" office:value-type="string">
            <text:p text:style-name="P2">C</text:p>
          </table:table-cell>
          <table:table-cell table:style-name="Table1.C2" office:value-type="string">
            <text:p text:style-name="P2"/>
          </table:table-cell>
          <table:table-cell table:style-name="Table1.A2" office:value-type="string">
            <text:p text:style-name="P2">D</text:p>
          </table:table-cell>
          <table:table-cell table:style-name="Table1.E2" office:value-type="string">
            <text:p text:style-name="P1"/>
          </table:table-cell>
          <table:table-cell table:style-name="Table1.A2" office:value-type="string">
            <text:p text:style-name="P2">E</text:p>
          </table:table-cell>
          <table:table-cell table:style-name="Table1.A2" office:value-type="string">
            <text:p text:style-name="P2">F</text:p>
          </table:table-cell>
          <table:table-cell table:style-name="Table1.E2" office:value-type="string">
            <text:p text:style-name="P1"/>
          </table:table-cell>
          <table:table-cell table:style-name="Table1.A2" office:value-type="string">
            <text:p text:style-name="P2">G</text:p>
          </table:table-cell>
          <table:table-cell table:style-name="Table1.E2" office:value-type="string">
            <text:p text:style-name="P1"/>
          </table:table-cell>
          <table:table-cell table:style-name="Table1.A2" office:value-type="string">
            <text:p text:style-name="P2">A</text:p>
          </table:table-cell>
          <table:table-cell table:style-name="Table1.E2" office:value-type="string">
            <text:p text:style-name="P1">A#</text:p>
          </table:table-cell>
          <table:table-cell table:style-name="Table1.M2" office:value-type="string">
            <text:p text:style-name="P2"/>
          </table:table-cell>
        </table:table-row>
        <table:table-row table:style-name="Table1.1">
          <table:table-cell table:style-name="Table1.A2" office:value-type="string">
            <text:p text:style-name="Table_20_Contents">Aeolian</text:p>
          </table:table-cell>
          <table:table-cell table:style-name="Table1.A2" office:value-type="string">
            <text:p text:style-name="P2">C</text:p>
          </table:table-cell>
          <table:table-cell table:style-name="Table1.C2" office:value-type="string">
            <text:p text:style-name="P2"/>
          </table:table-cell>
          <table:table-cell table:style-name="Table1.A2" office:value-type="string">
            <text:p text:style-name="P2">D</text:p>
          </table:table-cell>
          <table:table-cell table:style-name="Table1.E2" office:value-type="string">
            <text:p text:style-name="P1">D#</text:p>
          </table:table-cell>
          <table:table-cell table:style-name="Table1.A2" office:value-type="string">
            <text:p text:style-name="P2"/>
          </table:table-cell>
          <table:table-cell table:style-name="Table1.A2" office:value-type="string">
            <text:p text:style-name="P2">F</text:p>
          </table:table-cell>
          <table:table-cell table:style-name="Table1.E2" office:value-type="string">
            <text:p text:style-name="P1"/>
          </table:table-cell>
          <table:table-cell table:style-name="Table1.A2" office:value-type="string">
            <text:p text:style-name="P2">G</text:p>
          </table:table-cell>
          <table:table-cell table:style-name="Table1.E2" office:value-type="string">
            <text:p text:style-name="P1">G#</text:p>
          </table:table-cell>
          <table:table-cell table:style-name="Table1.A2" office:value-type="string">
            <text:p text:style-name="P2"/>
          </table:table-cell>
          <table:table-cell table:style-name="Table1.E2" office:value-type="string">
            <text:p text:style-name="P1">A#</text:p>
          </table:table-cell>
          <table:table-cell table:style-name="Table1.M2" office:value-type="string">
            <text:p text:style-name="P2"/>
          </table:table-cell>
        </table:table-row>
        <table:table-row table:style-name="Table1.1">
          <table:table-cell table:style-name="Table1.A2" office:value-type="string">
            <text:p text:style-name="Table_20_Contents">Locrian</text:p>
          </table:table-cell>
          <table:table-cell table:style-name="Table1.A2" office:value-type="string">
            <text:p text:style-name="P2">C</text:p>
          </table:table-cell>
          <table:table-cell table:style-name="Table1.C2" office:value-type="string">
            <text:p text:style-name="P2">C#</text:p>
          </table:table-cell>
          <table:table-cell table:style-name="Table1.A2" office:value-type="string">
            <text:p text:style-name="P2"/>
          </table:table-cell>
          <table:table-cell table:style-name="Table1.E2" office:value-type="string">
            <text:p text:style-name="P1">D#</text:p>
          </table:table-cell>
          <table:table-cell table:style-name="Table1.A2" office:value-type="string">
            <text:p text:style-name="P2"/>
          </table:table-cell>
          <table:table-cell table:style-name="Table1.A2" office:value-type="string">
            <text:p text:style-name="P2">F</text:p>
          </table:table-cell>
          <table:table-cell table:style-name="Table1.E2" office:value-type="string">
            <text:p text:style-name="P1">F#</text:p>
          </table:table-cell>
          <table:table-cell table:style-name="Table1.A2" office:value-type="string">
            <text:p text:style-name="P2"/>
          </table:table-cell>
          <table:table-cell table:style-name="Table1.E2" office:value-type="string">
            <text:p text:style-name="P1">G#</text:p>
          </table:table-cell>
          <table:table-cell table:style-name="Table1.A2" office:value-type="string">
            <text:p text:style-name="P2"/>
          </table:table-cell>
          <table:table-cell table:style-name="Table1.E2" office:value-type="string">
            <text:p text:style-name="P1">A#</text:p>
          </table:table-cell>
          <table:table-cell table:style-name="Table1.M2" office:value-type="string">
            <text:p text:style-name="P2"/>
          </table:table-cell>
        </table:table-row>
      </table:table>
      <text:p text:style-name="Standard"/>
      <text:p text:style-name="Standard">The scale root note is selected by pressing and holding the <text:span text:style-name="T1">SHFT </text:span>button</text:p>
      <text:p text:style-name="Standard"/>
      <table:table table:name="Table4" table:style-name="Table4">
        <table:table-column table:style-name="Table4.A" table:number-columns-repeated="5"/>
        <table:table-column table:style-name="Table4.F"/>
        <table:table-column table:style-name="Table4.A" table:number-columns-repeated="4"/>
        <table:table-column table:style-name="Table4.F"/>
        <table:table-column table:style-name="Table4.A" table:number-columns-repeated="4"/>
        <table:table-column table:style-name="Table4.P"/>
        <table:table-row>
          <table:table-cell table:style-name="Table4.A1" table:number-columns-spanned="12" office:value-type="string">
            <text:p text:style-name="P3">SCALE ROOT NOTE</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row>
        <table:table-row>
          <table:table-cell table:style-name="Table4.A2" office:value-type="string">
            <text:p text:style-name="P6">C</text:p>
          </table:table-cell>
          <table:table-cell table:style-name="Table4.A2" office:value-type="string">
            <text:p text:style-name="P5">C#</text:p>
          </table:table-cell>
          <table:table-cell table:style-name="Table4.A2" office:value-type="string">
            <text:p text:style-name="P5">D</text:p>
          </table:table-cell>
          <table:table-cell table:style-name="Table4.A2" office:value-type="string">
            <text:p text:style-name="P5">D#</text:p>
          </table:table-cell>
          <table:table-cell table:style-name="Table4.A2" office:value-type="string">
            <text:p text:style-name="P5">E</text:p>
          </table:table-cell>
          <table:table-cell table:style-name="Table4.A2" office:value-type="string">
            <text:p text:style-name="P5">F</text:p>
          </table:table-cell>
          <table:table-cell table:style-name="Table4.A2" office:value-type="string">
            <text:p text:style-name="P5">F#</text:p>
          </table:table-cell>
          <table:table-cell table:style-name="Table4.A2" office:value-type="string">
            <text:p text:style-name="P5">G</text:p>
          </table:table-cell>
          <table:table-cell table:style-name="Table4.A2" office:value-type="string">
            <text:p text:style-name="P5">G#</text:p>
          </table:table-cell>
          <table:table-cell table:style-name="Table4.A2" office:value-type="string">
            <text:p text:style-name="P5">A</text:p>
          </table:table-cell>
          <table:table-cell table:style-name="Table4.A2" office:value-type="string">
            <text:p text:style-name="P5">A#</text:p>
          </table:table-cell>
          <table:table-cell table:style-name="Table4.A2" office:value-type="string">
            <text:p text:style-name="P5">B</text:p>
          </table:table-cell>
          <table:table-cell table:style-name="Table4.A2" office:value-type="string">
            <text:p text:style-name="P5"/>
          </table:table-cell>
          <table:table-cell table:style-name="Table4.A2" office:value-type="string">
            <text:p text:style-name="P5"/>
          </table:table-cell>
          <table:table-cell table:style-name="Table4.A2" office:value-type="string">
            <text:p text:style-name="P6"/>
          </table:table-cell>
          <table:table-cell table:style-name="Table4.A2" office:value-type="string">
            <text:p text:style-name="P5"/>
          </table:table-cell>
        </table:table-row>
        <table:table-row>
          <table:table-cell table:style-name="Table4.A3" office:value-type="string">
            <text:p text:style-name="P7"><draw:frame draw:style-name="fr1" draw:name="graphics30" text:anchor-type="paragraph" svg:x="0cm" svg:y="0cm" svg:width="0.605cm" svg:height="0.591cm" draw:z-index="29"><draw:image xlink:href="Pictures/10000000000000300000002F69176FF4.gif" xlink:type="simple" xlink:show="embed" xlink:actuate="onLoad"/></draw:frame></text:p>
          </table:table-cell>
          <table:table-cell table:style-name="Table4.A3" office:value-type="string">
            <text:p text:style-name="P7"><draw:frame draw:style-name="fr1" draw:name="graphics31" text:anchor-type="paragraph" svg:x="0cm" svg:y="0cm" svg:width="0.605cm" svg:height="0.591cm" draw:z-index="30"><draw:image xlink:href="Pictures/10000000000000300000002F69176FF4.gif" xlink:type="simple" xlink:show="embed" xlink:actuate="onLoad"/></draw:frame></text:p>
          </table:table-cell>
          <table:table-cell table:style-name="Table4.A3" office:value-type="string">
            <text:p text:style-name="P7"><draw:frame draw:style-name="fr1" draw:name="graphics32" text:anchor-type="paragraph" svg:x="0cm" svg:y="0cm" svg:width="0.605cm" svg:height="0.591cm" draw:z-index="31"><draw:image xlink:href="Pictures/10000000000000300000002F69176FF4.gif" xlink:type="simple" xlink:show="embed" xlink:actuate="onLoad"/></draw:frame></text:p>
          </table:table-cell>
          <table:table-cell table:style-name="Table4.A3" office:value-type="string">
            <text:p text:style-name="P7"><draw:frame draw:style-name="fr1" draw:name="graphics33" text:anchor-type="paragraph" svg:x="0cm" svg:y="0cm" svg:width="0.605cm" svg:height="0.591cm" draw:z-index="32"><draw:image xlink:href="Pictures/10000000000000300000002F69176FF4.gif" xlink:type="simple" xlink:show="embed" xlink:actuate="onLoad"/></draw:frame></text:p>
          </table:table-cell>
          <table:table-cell table:style-name="Table4.A3" office:value-type="string">
            <text:p text:style-name="P7"><draw:frame draw:style-name="fr1" draw:name="graphics34" text:anchor-type="paragraph" svg:x="0cm" svg:y="0cm" svg:width="0.605cm" svg:height="0.591cm" draw:z-index="33"><draw:image xlink:href="Pictures/10000000000000300000002F69176FF4.gif" xlink:type="simple" xlink:show="embed" xlink:actuate="onLoad"/></draw:frame></text:p>
          </table:table-cell>
          <table:table-cell table:style-name="Table4.A3" office:value-type="string">
            <text:p text:style-name="P7"><draw:frame draw:style-name="fr1" draw:name="graphics35" text:anchor-type="paragraph" svg:x="0cm" svg:y="0cm" svg:width="0.605cm" svg:height="0.591cm" draw:z-index="34"><draw:image xlink:href="Pictures/10000000000000300000002F69176FF4.gif" xlink:type="simple" xlink:show="embed" xlink:actuate="onLoad"/></draw:frame></text:p>
          </table:table-cell>
          <table:table-cell table:style-name="Table4.A3" office:value-type="string">
            <text:p text:style-name="P7"><draw:frame draw:style-name="fr1" draw:name="graphics36" text:anchor-type="paragraph" svg:x="0cm" svg:y="0cm" svg:width="0.605cm" svg:height="0.591cm" draw:z-index="35"><draw:image xlink:href="Pictures/10000000000000300000002F69176FF4.gif" xlink:type="simple" xlink:show="embed" xlink:actuate="onLoad"/></draw:frame></text:p>
          </table:table-cell>
          <table:table-cell table:style-name="Table4.A3" office:value-type="string">
            <text:p text:style-name="P7"><draw:frame draw:style-name="fr1" draw:name="graphics37" text:anchor-type="paragraph" svg:x="0cm" svg:y="0cm" svg:width="0.605cm" svg:height="0.591cm" draw:z-index="36"><draw:image xlink:href="Pictures/10000000000000300000002F69176FF4.gif" xlink:type="simple" xlink:show="embed" xlink:actuate="onLoad"/></draw:frame></text:p>
          </table:table-cell>
          <table:table-cell table:style-name="Table4.A3" office:value-type="string">
            <text:p text:style-name="P7"><draw:frame draw:style-name="fr1" draw:name="graphics59" text:anchor-type="paragraph" svg:x="0cm" svg:y="0cm" svg:width="0.605cm" svg:height="0.591cm" draw:z-index="37"><draw:image xlink:href="Pictures/10000000000000300000002F69176FF4.gif" xlink:type="simple" xlink:show="embed" xlink:actuate="onLoad"/></draw:frame></text:p>
          </table:table-cell>
          <table:table-cell table:style-name="Table4.A3" office:value-type="string">
            <text:p text:style-name="P7"><draw:frame draw:style-name="fr1" draw:name="graphics60" text:anchor-type="paragraph" svg:x="0cm" svg:y="0cm" svg:width="0.605cm" svg:height="0.591cm" draw:z-index="38"><draw:image xlink:href="Pictures/10000000000000300000002F69176FF4.gif" xlink:type="simple" xlink:show="embed" xlink:actuate="onLoad"/></draw:frame></text:p>
          </table:table-cell>
          <table:table-cell table:style-name="Table4.A3" office:value-type="string">
            <text:p text:style-name="P7"><draw:frame draw:style-name="fr1" draw:name="graphics61" text:anchor-type="paragraph" svg:x="0cm" svg:y="0cm" svg:width="0.605cm" svg:height="0.591cm" draw:z-index="39"><draw:image xlink:href="Pictures/10000000000000300000002F69176FF4.gif" xlink:type="simple" xlink:show="embed" xlink:actuate="onLoad"/></draw:frame></text:p>
          </table:table-cell>
          <table:table-cell table:style-name="Table4.A3" office:value-type="string">
            <text:p text:style-name="P7"><draw:frame draw:style-name="fr1" draw:name="graphics38" text:anchor-type="paragraph" svg:x="0cm" svg:y="0cm" svg:width="0.605cm" svg:height="0.591cm" draw:z-index="40"><draw:image xlink:href="Pictures/10000000000000300000002F69176FF4.gif" xlink:type="simple" xlink:show="embed" xlink:actuate="onLoad"/></draw:frame></text:p>
          </table:table-cell>
          <table:table-cell table:style-name="Table4.A3" office:value-type="string">
            <text:p text:style-name="P7"/>
          </table:table-cell>
          <table:table-cell table:style-name="Table4.A3" office:value-type="string">
            <text:p text:style-name="P7"/>
          </table:table-cell>
          <table:table-cell table:style-name="Table4.A3" office:value-type="string">
            <text:p text:style-name="P7"/>
          </table:table-cell>
          <table:table-cell table:style-name="Table4.A3" office:value-type="string">
            <text:p text:style-name="P7"/>
          </table:table-cell>
        </table:table-row>
        <text:soft-page-break/>
        <table:table-row>
          <table:table-cell table:style-name="Table4.A4" office:value-type="string">
            <text:p text:style-name="P7"><draw:frame draw:style-name="fr2" draw:name="graphics43" text:anchor-type="paragraph" svg:width="0.605cm" svg:height="1.028cm" draw:z-index="41"><draw:image xlink:href="Pictures/100000000000002800000044F8AD27B8.gif" xlink:type="simple" xlink:show="embed" xlink:actuate="onLoad"/></draw:frame></text:p>
          </table:table-cell>
          <table:table-cell table:style-name="Table4.A4" office:value-type="string">
            <text:p text:style-name="P7"><draw:frame draw:style-name="fr2" draw:name="graphics44" text:anchor-type="paragraph" svg:width="0.605cm" svg:height="1.028cm" draw:z-index="42"><draw:image xlink:href="Pictures/100000000000002800000044F8AD27B8.gif" xlink:type="simple" xlink:show="embed" xlink:actuate="onLoad"/></draw:frame></text:p>
          </table:table-cell>
          <table:table-cell table:style-name="Table4.A4" office:value-type="string">
            <text:p text:style-name="P7"><draw:frame draw:style-name="fr2" draw:name="graphics45" text:anchor-type="paragraph" svg:width="0.605cm" svg:height="1.028cm" draw:z-index="43"><draw:image xlink:href="Pictures/100000000000002800000044F8AD27B8.gif" xlink:type="simple" xlink:show="embed" xlink:actuate="onLoad"/></draw:frame></text:p>
          </table:table-cell>
          <table:table-cell table:style-name="Table4.A4" office:value-type="string">
            <text:p text:style-name="P7"><draw:frame draw:style-name="fr2" draw:name="graphics46" text:anchor-type="paragraph" svg:width="0.605cm" svg:height="1.028cm" draw:z-index="44"><draw:image xlink:href="Pictures/100000000000002800000044F8AD27B8.gif" xlink:type="simple" xlink:show="embed" xlink:actuate="onLoad"/></draw:frame></text:p>
          </table:table-cell>
          <table:table-cell table:style-name="Table4.A4" office:value-type="string">
            <text:p text:style-name="P7"><draw:frame draw:style-name="fr2" draw:name="graphics47" text:anchor-type="paragraph" svg:width="0.605cm" svg:height="1.028cm" draw:z-index="45"><draw:image xlink:href="Pictures/100000000000002800000044F8AD27B8.gif" xlink:type="simple" xlink:show="embed" xlink:actuate="onLoad"/></draw:frame></text:p>
          </table:table-cell>
          <table:table-cell table:style-name="Table4.A4" office:value-type="string">
            <text:p text:style-name="P7"><draw:frame draw:style-name="fr2" draw:name="graphics48" text:anchor-type="paragraph" svg:width="0.605cm" svg:height="1.028cm" draw:z-index="46"><draw:image xlink:href="Pictures/100000000000002800000044F8AD27B8.gif" xlink:type="simple" xlink:show="embed" xlink:actuate="onLoad"/></draw:frame></text:p>
          </table:table-cell>
          <table:table-cell table:style-name="Table4.A4" office:value-type="string">
            <text:p text:style-name="P7"><draw:frame draw:style-name="fr2" draw:name="graphics49" text:anchor-type="paragraph" svg:width="0.605cm" svg:height="1.028cm" draw:z-index="47"><draw:image xlink:href="Pictures/100000000000002800000044F8AD27B8.gif" xlink:type="simple" xlink:show="embed" xlink:actuate="onLoad"/></draw:frame></text:p>
          </table:table-cell>
          <table:table-cell table:style-name="Table4.A4" office:value-type="string">
            <text:p text:style-name="P7"><draw:frame draw:style-name="fr2" draw:name="graphics50" text:anchor-type="paragraph" svg:width="0.605cm" svg:height="1.028cm" draw:z-index="48"><draw:image xlink:href="Pictures/100000000000002800000044F8AD27B8.gif" xlink:type="simple" xlink:show="embed" xlink:actuate="onLoad"/></draw:frame></text:p>
          </table:table-cell>
          <table:table-cell table:style-name="Table4.A4" office:value-type="string">
            <text:p text:style-name="P7"><draw:frame draw:style-name="fr2" draw:name="graphics51" text:anchor-type="paragraph" svg:width="0.605cm" svg:height="1.028cm" draw:z-index="49"><draw:image xlink:href="Pictures/100000000000002800000044F8AD27B8.gif" xlink:type="simple" xlink:show="embed" xlink:actuate="onLoad"/></draw:frame></text:p>
          </table:table-cell>
          <table:table-cell table:style-name="Table4.A4" office:value-type="string">
            <text:p text:style-name="P7"><draw:frame draw:style-name="fr2" draw:name="graphics52" text:anchor-type="paragraph" svg:width="0.605cm" svg:height="1.028cm" draw:z-index="50"><draw:image xlink:href="Pictures/100000000000002800000044F8AD27B8.gif" xlink:type="simple" xlink:show="embed" xlink:actuate="onLoad"/></draw:frame></text:p>
          </table:table-cell>
          <table:table-cell table:style-name="Table4.A4" office:value-type="string">
            <text:p text:style-name="P7"><draw:frame draw:style-name="fr2" draw:name="graphics53" text:anchor-type="paragraph" svg:width="0.605cm" svg:height="1.028cm" draw:z-index="51"><draw:image xlink:href="Pictures/100000000000002800000044F8AD27B8.gif" xlink:type="simple" xlink:show="embed" xlink:actuate="onLoad"/></draw:frame></text:p>
          </table:table-cell>
          <table:table-cell table:style-name="Table4.A4" office:value-type="string">
            <text:p text:style-name="P7"><draw:frame draw:style-name="fr2" draw:name="graphics54" text:anchor-type="paragraph" svg:width="0.605cm" svg:height="1.028cm" draw:z-index="52"><draw:image xlink:href="Pictures/100000000000002800000044F8AD27B8.gif" xlink:type="simple" xlink:show="embed" xlink:actuate="onLoad"/></draw:frame></text:p>
          </table:table-cell>
          <table:table-cell table:style-name="Table4.A4" office:value-type="string">
            <text:p text:style-name="P7"><draw:frame draw:style-name="fr2" draw:name="graphics55" text:anchor-type="paragraph" svg:width="0.605cm" svg:height="1.028cm" draw:z-index="53"><draw:image xlink:href="Pictures/100000000000002800000044F8AD27B8.gif" xlink:type="simple" xlink:show="embed" xlink:actuate="onLoad"/></draw:frame></text:p>
          </table:table-cell>
          <table:table-cell table:style-name="Table4.A4" office:value-type="string">
            <text:p text:style-name="P7"><draw:frame draw:style-name="fr2" draw:name="graphics56" text:anchor-type="paragraph" svg:width="0.605cm" svg:height="1.028cm" draw:z-index="54"><draw:image xlink:href="Pictures/100000000000002800000044F8AD27B8.gif" xlink:type="simple" xlink:show="embed" xlink:actuate="onLoad"/></draw:frame></text:p>
          </table:table-cell>
          <table:table-cell table:style-name="Table4.A4" office:value-type="string">
            <text:p text:style-name="P7"><draw:frame draw:style-name="fr2" draw:name="graphics57" text:anchor-type="paragraph" svg:width="0.605cm" svg:height="1.028cm" draw:z-index="55"><draw:image xlink:href="Pictures/100000000000002800000044F8AD27B8.gif" xlink:type="simple" xlink:show="embed" xlink:actuate="onLoad"/></draw:frame></text:p>
          </table:table-cell>
          <table:table-cell table:style-name="Table4.A4" office:value-type="string">
            <text:p text:style-name="P7"><draw:frame draw:style-name="fr2" draw:name="graphics58" text:anchor-type="paragraph" svg:width="0.605cm" svg:height="1.028cm" draw:z-index="56"><draw:image xlink:href="Pictures/100000000000002800000044F8AD27B8.gif" xlink:type="simple" xlink:show="embed" xlink:actuate="onLoad"/></draw:frame></text:p>
          </table:table-cell>
        </table:table-row>
      </table:table>
      <text:p text:style-name="Standard"/>
      <text:h text:style-name="Heading_20_1" text:outline-level="1">V1.6 PREFERENCES</text:h>
      <text:p text:style-name="Text_20_body">A new "global preferences" menu has been added. This is accessed with a long press to the MODE menu.</text:p>
      <text:p text:style-name="Text_20_body"/>
      <table:table table:name="Table2" table:style-name="Table2">
        <table:table-column table:style-name="Table2.A" table:number-columns-repeated="11"/>
        <table:table-column table:style-name="Table2.L"/>
        <table:table-column table:style-name="Table2.M" table:number-columns-repeated="3"/>
        <table:table-column table:style-name="Table2.P"/>
        <table:table-row>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table:number-columns-spanned="2" office:value-type="string">
            <text:p text:style-name="P3">Long Press</text:p>
          </table:table-cell>
          <table:covered-table-cell/>
          <table:table-cell table:style-name="Table2.A1" table:number-columns-spanned="2" office:value-type="string">
            <text:p text:style-name="P3">LED Profile</text:p>
          </table:table-cell>
          <table:covered-table-cell/>
        </table:table-row>
        <table:table-row>
          <table:table-cell table:style-name="Table2.A2" office:value-type="string">
            <text:p text:style-name="P5">Hold Button</text:p>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Auto revert</text:p>
          </table:table-cell>
          <table:table-cell table:style-name="Table2.A2" office:value-type="string">
            <text:p text:style-name="P5">A</text:p>
          </table:table-cell>
          <table:table-cell table:style-name="Table2.A2" office:value-type="string">
            <text:p text:style-name="P5">B</text:p>
          </table:table-cell>
          <table:table-cell table:style-name="Table2.A2" office:value-type="string">
            <text:p text:style-name="P6">A</text:p>
          </table:table-cell>
          <table:table-cell table:style-name="Table2.A2" office:value-type="string">
            <text:p text:style-name="P5">B</text:p>
          </table:table-cell>
        </table:table-row>
        <table:table-row>
          <table:table-cell table:style-name="Table2.A3" office:value-type="string">
            <text:p text:style-name="P7"><draw:frame draw:style-name="fr1" draw:name="graphics39" text:anchor-type="paragraph" svg:x="0cm" svg:y="0cm" svg:width="0.605cm" svg:height="0.591cm" draw:z-index="57"><draw:image xlink:href="Pictures/10000000000000300000002F69176FF4.gif" xlink:type="simple" xlink:show="embed" xlink:actuate="onLoad"/></draw:frame></text:p>
          </table:table-cell>
          <table:table-cell table:style-name="Table2.A3" office:value-type="string">
            <text:p text:style-name="P7"><draw:frame draw:style-name="fr1" draw:name="graphics40" text:anchor-type="paragraph" svg:x="0cm" svg:y="0cm" svg:width="0.605cm" svg:height="0.591cm" draw:z-index="58"><draw:image xlink:href="Pictures/10000000000000300000002F69176FF4.gif" xlink:type="simple" xlink:show="embed" xlink:actuate="onLoad"/></draw:frame></text:p>
          </table:table-cell>
          <table:table-cell table:style-name="Table2.A3" office:value-type="string">
            <text:p text:style-name="P7"><draw:frame draw:style-name="fr1" draw:name="graphics41" text:anchor-type="paragraph" svg:x="0cm" svg:y="0cm" svg:width="0.605cm" svg:height="0.591cm" draw:z-index="59"><draw:image xlink:href="Pictures/10000000000000300000002F69176FF4.gif" xlink:type="simple" xlink:show="embed" xlink:actuate="onLoad"/></draw:frame></text:p>
          </table:table-cell>
          <table:table-cell table:style-name="Table2.A3" office:value-type="string">
            <text:p text:style-name="P7"><draw:frame draw:style-name="fr1" draw:name="graphics42" text:anchor-type="paragraph" svg:x="0cm" svg:y="0cm" svg:width="0.605cm" svg:height="0.591cm" draw:z-index="60"><draw:image xlink:href="Pictures/10000000000000300000002F69176FF4.gif" xlink:type="simple" xlink:show="embed" xlink:actuate="onLoad"/></draw:frame></text:p>
          </table:table-cell>
          <table:table-cell table:style-name="Table2.A3" office:value-type="string">
            <text:p text:style-name="P7"><draw:frame draw:style-name="fr1" draw:name="graphics62" text:anchor-type="paragraph" svg:x="0cm" svg:y="0cm" svg:width="0.605cm" svg:height="0.591cm" draw:z-index="61"><draw:image xlink:href="Pictures/10000000000000300000002F69176FF4.gif" xlink:type="simple" xlink:show="embed" xlink:actuate="onLoad"/></draw:frame></text:p>
          </table:table-cell>
          <table:table-cell table:style-name="Table2.A3" office:value-type="string">
            <text:p text:style-name="P7"><draw:frame draw:style-name="fr1" draw:name="graphics63" text:anchor-type="paragraph" svg:x="0cm" svg:y="0cm" svg:width="0.605cm" svg:height="0.591cm" draw:z-index="62"><draw:image xlink:href="Pictures/10000000000000300000002F69176FF4.gif" xlink:type="simple" xlink:show="embed" xlink:actuate="onLoad"/></draw:frame></text:p>
          </table:table-cell>
          <table:table-cell table:style-name="Table2.A3" office:value-type="string">
            <text:p text:style-name="P7"><draw:frame draw:style-name="fr1" draw:name="graphics64" text:anchor-type="paragraph" svg:x="0cm" svg:y="0cm" svg:width="0.605cm" svg:height="0.591cm" draw:z-index="63"><draw:image xlink:href="Pictures/10000000000000300000002F69176FF4.gif" xlink:type="simple" xlink:show="embed" xlink:actuate="onLoad"/></draw:frame></text:p>
          </table:table-cell>
          <table:table-cell table:style-name="Table2.A3" office:value-type="string">
            <text:p text:style-name="P7"><draw:frame draw:style-name="fr1" draw:name="graphics65" text:anchor-type="paragraph" svg:x="0cm" svg:y="0cm" svg:width="0.605cm" svg:height="0.591cm" draw:z-index="64"><draw:image xlink:href="Pictures/10000000000000300000002F69176FF4.gif" xlink:type="simple" xlink:show="embed" xlink:actuate="onLoad"/></draw:frame></text:p>
          </table:table-cell>
          <table:table-cell table:style-name="Table2.A3" office:value-type="string">
            <text:p text:style-name="P7"><draw:frame draw:style-name="fr1" draw:name="graphics66" text:anchor-type="paragraph" svg:x="0cm" svg:y="0cm" svg:width="0.605cm" svg:height="0.591cm" draw:z-index="65"><draw:image xlink:href="Pictures/10000000000000300000002F69176FF4.gif" xlink:type="simple" xlink:show="embed" xlink:actuate="onLoad"/></draw:frame></text:p>
          </table:table-cell>
          <table:table-cell table:style-name="Table2.A3" office:value-type="string">
            <text:p text:style-name="P7"><draw:frame draw:style-name="fr1" draw:name="graphics67" text:anchor-type="paragraph" svg:x="0cm" svg:y="0cm" svg:width="0.605cm" svg:height="0.591cm" draw:z-index="66"><draw:image xlink:href="Pictures/10000000000000300000002F69176FF4.gif" xlink:type="simple" xlink:show="embed" xlink:actuate="onLoad"/></draw:frame></text:p>
          </table:table-cell>
          <table:table-cell table:style-name="Table2.A3" office:value-type="string">
            <text:p text:style-name="P7"><draw:frame draw:style-name="fr1" draw:name="graphics68" text:anchor-type="paragraph" svg:x="0cm" svg:y="0cm" svg:width="0.605cm" svg:height="0.591cm" draw:z-index="67"><draw:image xlink:href="Pictures/10000000000000300000002F69176FF4.gif" xlink:type="simple" xlink:show="embed" xlink:actuate="onLoad"/></draw:frame></text:p>
          </table:table-cell>
          <table:table-cell table:style-name="Table2.A3" office:value-type="string">
            <text:p text:style-name="P7"><draw:frame draw:style-name="fr1" draw:name="graphics69" text:anchor-type="paragraph" svg:x="0cm" svg:y="0cm" svg:width="0.605cm" svg:height="0.591cm" draw:z-index="68"><draw:image xlink:href="Pictures/10000000000000300000002F69176FF4.gif" xlink:type="simple" xlink:show="embed" xlink:actuate="onLoad"/></draw:frame></text:p>
          </table:table-cell>
          <table:table-cell table:style-name="Table2.A3" office:value-type="string">
            <text:p text:style-name="P7"><draw:frame draw:style-name="fr1" draw:name="graphics86" text:anchor-type="paragraph" svg:x="0cm" svg:y="0cm" svg:width="0.605cm" svg:height="0.591cm" draw:z-index="85"><draw:image xlink:href="Pictures/10000000000000300000002F69176FF4.gif" xlink:type="simple" xlink:show="embed" xlink:actuate="onLoad"/></draw:frame></text:p>
          </table:table-cell>
          <table:table-cell table:style-name="Table2.A3" office:value-type="string">
            <text:p text:style-name="P7"><draw:frame draw:style-name="fr1" draw:name="graphics87" text:anchor-type="paragraph" svg:x="0cm" svg:y="0cm" svg:width="0.605cm" svg:height="0.591cm" draw:z-index="86"><draw:image xlink:href="Pictures/10000000000000300000002F69176FF4.gif" xlink:type="simple" xlink:show="embed" xlink:actuate="onLoad"/></draw:frame></text:p>
          </table:table-cell>
          <table:table-cell table:style-name="Table2.A3" office:value-type="string">
            <text:p text:style-name="P7"><draw:frame draw:style-name="fr1" draw:name="graphics88" text:anchor-type="paragraph" svg:x="0cm" svg:y="0cm" svg:width="0.605cm" svg:height="0.591cm" draw:z-index="87"><draw:image xlink:href="Pictures/10000000000000300000002F69176FF4.gif" xlink:type="simple" xlink:show="embed" xlink:actuate="onLoad"/></draw:frame></text:p>
          </table:table-cell>
          <table:table-cell table:style-name="Table2.A3" office:value-type="string">
            <text:p text:style-name="P7"><draw:frame draw:style-name="fr1" draw:name="graphics89" text:anchor-type="paragraph" svg:x="0cm" svg:y="0cm" svg:width="0.605cm" svg:height="0.591cm" draw:z-index="88"><draw:image xlink:href="Pictures/10000000000000300000002F69176FF4.gif" xlink:type="simple" xlink:show="embed" xlink:actuate="onLoad"/></draw:frame></text:p>
          </table:table-cell>
        </table:table-row>
        <table:table-row>
          <table:table-cell table:style-name="Table2.A4" office:value-type="string">
            <text:p text:style-name="P7"><draw:frame draw:style-name="fr2" draw:name="graphics70" text:anchor-type="paragraph" svg:width="0.605cm" svg:height="1.028cm" draw:z-index="69"><draw:image xlink:href="Pictures/100000000000002800000044F8AD27B8.gif" xlink:type="simple" xlink:show="embed" xlink:actuate="onLoad"/></draw:frame></text:p>
          </table:table-cell>
          <table:table-cell table:style-name="Table2.A4" office:value-type="string">
            <text:p text:style-name="P7"><draw:frame draw:style-name="fr2" draw:name="graphics71" text:anchor-type="paragraph" svg:width="0.605cm" svg:height="1.028cm" draw:z-index="70"><draw:image xlink:href="Pictures/100000000000002800000044F8AD27B8.gif" xlink:type="simple" xlink:show="embed" xlink:actuate="onLoad"/></draw:frame></text:p>
          </table:table-cell>
          <table:table-cell table:style-name="Table2.A4" office:value-type="string">
            <text:p text:style-name="P7"><draw:frame draw:style-name="fr2" draw:name="graphics72" text:anchor-type="paragraph" svg:width="0.605cm" svg:height="1.028cm" draw:z-index="71"><draw:image xlink:href="Pictures/100000000000002800000044F8AD27B8.gif" xlink:type="simple" xlink:show="embed" xlink:actuate="onLoad"/></draw:frame></text:p>
          </table:table-cell>
          <table:table-cell table:style-name="Table2.A4" office:value-type="string">
            <text:p text:style-name="P7"><draw:frame draw:style-name="fr2" draw:name="graphics73" text:anchor-type="paragraph" svg:width="0.605cm" svg:height="1.028cm" draw:z-index="72"><draw:image xlink:href="Pictures/100000000000002800000044F8AD27B8.gif" xlink:type="simple" xlink:show="embed" xlink:actuate="onLoad"/></draw:frame></text:p>
          </table:table-cell>
          <table:table-cell table:style-name="Table2.A4" office:value-type="string">
            <text:p text:style-name="P7"><draw:frame draw:style-name="fr2" draw:name="graphics74" text:anchor-type="paragraph" svg:width="0.605cm" svg:height="1.028cm" draw:z-index="73"><draw:image xlink:href="Pictures/100000000000002800000044F8AD27B8.gif" xlink:type="simple" xlink:show="embed" xlink:actuate="onLoad"/></draw:frame></text:p>
          </table:table-cell>
          <table:table-cell table:style-name="Table2.A4" office:value-type="string">
            <text:p text:style-name="P7"><draw:frame draw:style-name="fr2" draw:name="graphics75" text:anchor-type="paragraph" svg:width="0.605cm" svg:height="1.028cm" draw:z-index="74"><draw:image xlink:href="Pictures/100000000000002800000044F8AD27B8.gif" xlink:type="simple" xlink:show="embed" xlink:actuate="onLoad"/></draw:frame></text:p>
          </table:table-cell>
          <table:table-cell table:style-name="Table2.A4" office:value-type="string">
            <text:p text:style-name="P7"><draw:frame draw:style-name="fr2" draw:name="graphics76" text:anchor-type="paragraph" svg:width="0.605cm" svg:height="1.028cm" draw:z-index="75"><draw:image xlink:href="Pictures/100000000000002800000044F8AD27B8.gif" xlink:type="simple" xlink:show="embed" xlink:actuate="onLoad"/></draw:frame></text:p>
          </table:table-cell>
          <table:table-cell table:style-name="Table2.A4" office:value-type="string">
            <text:p text:style-name="P7"><draw:frame draw:style-name="fr2" draw:name="graphics77" text:anchor-type="paragraph" svg:width="0.605cm" svg:height="1.028cm" draw:z-index="76"><draw:image xlink:href="Pictures/100000000000002800000044F8AD27B8.gif" xlink:type="simple" xlink:show="embed" xlink:actuate="onLoad"/></draw:frame></text:p>
          </table:table-cell>
          <table:table-cell table:style-name="Table2.A4" office:value-type="string">
            <text:p text:style-name="P7"><draw:frame draw:style-name="fr2" draw:name="graphics78" text:anchor-type="paragraph" svg:width="0.605cm" svg:height="1.028cm" draw:z-index="77"><draw:image xlink:href="Pictures/100000000000002800000044F8AD27B8.gif" xlink:type="simple" xlink:show="embed" xlink:actuate="onLoad"/></draw:frame></text:p>
          </table:table-cell>
          <table:table-cell table:style-name="Table2.A4" office:value-type="string">
            <text:p text:style-name="P7"><draw:frame draw:style-name="fr2" draw:name="graphics79" text:anchor-type="paragraph" svg:width="0.605cm" svg:height="1.028cm" draw:z-index="78"><draw:image xlink:href="Pictures/100000000000002800000044F8AD27B8.gif" xlink:type="simple" xlink:show="embed" xlink:actuate="onLoad"/></draw:frame></text:p>
          </table:table-cell>
          <table:table-cell table:style-name="Table2.A4" office:value-type="string">
            <text:p text:style-name="P7"><draw:frame draw:style-name="fr2" draw:name="graphics80" text:anchor-type="paragraph" svg:width="0.605cm" svg:height="1.028cm" draw:z-index="79"><draw:image xlink:href="Pictures/100000000000002800000044F8AD27B8.gif" xlink:type="simple" xlink:show="embed" xlink:actuate="onLoad"/></draw:frame></text:p>
          </table:table-cell>
          <table:table-cell table:style-name="Table2.A4" office:value-type="string">
            <text:p text:style-name="P7"><draw:frame draw:style-name="fr2" draw:name="graphics81" text:anchor-type="paragraph" svg:width="0.605cm" svg:height="1.028cm" draw:z-index="80"><draw:image xlink:href="Pictures/100000000000002800000044F8AD27B8.gif" xlink:type="simple" xlink:show="embed" xlink:actuate="onLoad"/></draw:frame></text:p>
          </table:table-cell>
          <table:table-cell table:style-name="Table2.A4" office:value-type="string">
            <text:p text:style-name="P7"><draw:frame draw:style-name="fr2" draw:name="graphics82" text:anchor-type="paragraph" svg:width="0.605cm" svg:height="1.028cm" draw:z-index="81"><draw:image xlink:href="Pictures/100000000000002800000044F8AD27B8.gif" xlink:type="simple" xlink:show="embed" xlink:actuate="onLoad"/></draw:frame></text:p>
          </table:table-cell>
          <table:table-cell table:style-name="Table2.A4" office:value-type="string">
            <text:p text:style-name="P7"><draw:frame draw:style-name="fr2" draw:name="graphics83" text:anchor-type="paragraph" svg:width="0.605cm" svg:height="1.028cm" draw:z-index="82"><draw:image xlink:href="Pictures/100000000000002800000044F8AD27B8.gif" xlink:type="simple" xlink:show="embed" xlink:actuate="onLoad"/></draw:frame></text:p>
          </table:table-cell>
          <table:table-cell table:style-name="Table2.A4" office:value-type="string">
            <text:p text:style-name="P7"><draw:frame draw:style-name="fr2" draw:name="graphics84" text:anchor-type="paragraph" svg:width="0.605cm" svg:height="1.028cm" draw:z-index="83"><draw:image xlink:href="Pictures/100000000000002800000044F8AD27B8.gif" xlink:type="simple" xlink:show="embed" xlink:actuate="onLoad"/></draw:frame></text:p>
          </table:table-cell>
          <table:table-cell table:style-name="Table2.A4" office:value-type="string">
            <text:p text:style-name="P7"><draw:frame draw:style-name="fr2" draw:name="graphics85" text:anchor-type="paragraph" svg:width="0.605cm" svg:height="1.028cm" draw:z-index="84"><draw:image xlink:href="Pictures/100000000000002800000044F8AD27B8.gif" xlink:type="simple" xlink:show="embed" xlink:actuate="onLoad"/></draw:frame></text:p>
          </table:table-cell>
        </table:table-row>
      </table:table>
      <text:p text:style-name="Standard"/>
      <text:p text:style-name="Standard"/>
      <text:p text:style-name="Standard">Hold Button Secondary Function. Controls what happens when the hold button is held for a long period of time and starts flashing.</text:p>
      <text:p text:style-name="Standard">OFF = MIDI Lockout</text:p>
      <text:p text:style-name="Standard">ON = MIDI Transpose </text:p>
      <text:p text:style-name="Standard"/>
      <text:p text:style-name="Standard">Long Press Time</text:p>
      <text:p text:style-name="Standard">A = OFF, B=OFF - 1.5 seconds</text:p>
      <text:p text:style-name="Standard">A = ON, B=OFF - 1 second</text:p>
      <text:p text:style-name="Standard">A = OFF, B=ON- 0.5 seconds</text:p>
      <text:p text:style-name="Standard">A = ON, B=ON- 0.25 seconds</text:p>
      <text:p text:style-name="Standard"/>
      <text:p text:style-name="Standard">Auto Revert</text:p>
      <text:p text:style-name="Standard">This option determines whether the display reverts to "pattern" display</text:p>
      <text:p text:style-name="Standard">OFF = do not revert</text:p>
      <text:p text:style-name="Standard">ON = revert back after approx 10 seconds</text:p>
      <text:p text:style-name="Standard"/>
      <text:p text:style-name="Standard">LED Profile</text:p>
      <text:p text:style-name="Standard">Select the best option for the LEDs you have installed on your ARPIE, where you have a decent contrast between the DIM, MEDIUM and BRIGHT options without excessive flickering.</text:p>
      <text:p text:style-name="Standard">A = OFF, B=OFF - Use with super high brightness LEDs (e.g. super bright white)</text:p>
      <text:p text:style-name="Standard">A = ON, B=OFF - Use with high brightness LEDs (e.g. super bright blue)</text:p>
      <text:p text:style-name="Standard">A = OFF, B=ON - Use with medium brightness LEDs <text:s/>(e.g. bright blue/red)</text:p>
      <text:p text:style-name="Standard">A = ON, B=ON - Use with low brightness LEDs (e.g. standard green)</text:p>
      <text:h text:style-name="P10" text:outline-level="1">V1.6MIDI TRANSPOSE</text:h>
      <text:p text:style-name="Text_20_body">This new option allows you to tranpose a held arpeggio using your MIDI keyboard. You select the mode by </text:p>
      <text:list xml:id="list36169623" text:style-name="L1">
        <text:list-item>
          <text:p text:style-name="P8">Selecting "MIDI Transpose" as the secondary HOLD button function in the preferences menu (This setting is saved when power is off)</text:p>
        </text:list-item>
        <text:list-item>
          <text:p text:style-name="P8">Holding an arpeggio using a single press of the HOLD button then pressing the HOLD button again and keeping it pressed until the HOLD LED starts to flash</text:p>
        </text:list-item>
      </text:list>
      <text:p text:style-name="Text_20_body">Now pressing a key on your MIDI keyboard will transpose the held arpeggio. ARPIE takes the lowest note in the held chord as its root note, and transposes the chord to root it on the note you pressed.</text:p>
      <text:p text:style-name="Text_20_body">To exit MIDI transpose, press the HOLD button once. Press it again to clear the held chord.</text:p>
      <text:p text:style-name="Text_20_body">MIDI tranpose can be used interchangeably with the TRAN menu,</text:p>
      <text:p text:style-name="Text_20_body">Pressing the same tranpose key repeatedly will rebuild the arpeggio, retriggering any "random" chord ordering or "alternating" force to scale setting.</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4H49M57S</meta:editing-duration>
    <meta:editing-cycles>40</meta:editing-cycles>
    <meta:generator>OpenOffice.org/3.2$Win32 OpenOffice.org_project/320m18$Build-9502</meta:generator>
    <dc:date>2014-05-17T16:06:42.67</dc:date>
    <dc:creator>Jason Hotchkiss</dc:creator>
    <meta:document-statistic meta:table-count="4" meta:image-count="89" meta:object-count="0" meta:page-count="3" meta:paragraph-count="139" meta:word-count="656" meta:character-count="3381"/>
    <meta:user-defined meta:name="Info 1"/>
    <meta:user-defined meta:name="Info 2"/>
    <meta:user-defined meta:name="Info 3"/>
    <meta:user-defined meta:name="Info 4"/>
  </office:meta>
</office:document-meta>
</file>